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2.4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juice" table:style-name="ta1">
        <table:shapes>
          <draw:frame draw:z-index="0" draw:style-name="gr1" draw:text-style-name="P1" svg:width="720pt" svg:height="432pt" svg:x="272.64pt" svg:y="62.5pt">
            <loext:p draw:notify-on-update-of-ranges="height_juice.C1:height_juice.C1 height_juice.C2:height_juice.C102 height_juice.D1:height_juice.D1 height_juice.D2:height_juice.D102 height_juice.E1:height_juice.E1 height_juice.E2:height_juice.E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Algoritmo actual</text:p>
          </table:table-cell>
          <table:table-cell table:style-name="ce1" office:value-type="string" calcext:value-type="string">
            <text:p>Algoritmo previo</text:p>
          </table:table-cell>
          <table:table-cell table:style-name="ce1" office:value-type="string" calcext:value-type="string">
            <text:p>Ideal</text:p>
          </table:table-cell>
          <table:table-cell/>
          <table:table-cell table:style-name="ce2" office:value-type="string" calcext:value-type="string" table:number-columns-spanned="2" table:number-rows-spanned="1">
            <text:p>MEDIA</text:p>
          </table:table-cell>
          <table:covered-table-cell table:style-name="ce3"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125542" calcext:value-type="float">
            <text:p>0.125542</text:p>
          </table:table-cell>
          <table:table-cell table:formula="of:=[.B2]+[.A2]" office:value-type="float" office:value="0.137542" calcext:value-type="float">
            <text:p>0.137542</text:p>
          </table:table-cell>
          <table:table-cell office:value-type="float" office:value="0.130224" calcext:value-type="float">
            <text:p>0.130224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Previo</text:p>
          </table:table-cell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123439" calcext:value-type="float">
            <text:p>0.123439</text:p>
          </table:table-cell>
          <table:table-cell table:formula="of:=[.B3]+[.A3]" office:value-type="float" office:value="0.135439" calcext:value-type="float">
            <text:p>0.135439</text:p>
          </table:table-cell>
          <table:table-cell office:value-type="float" office:value="0.130221" calcext:value-type="float">
            <text:p>0.130221</text:p>
          </table:table-cell>
          <table:table-cell table:formula="of:=[.E2]" office:value-type="float" office:value="0.15" calcext:value-type="float">
            <text:p>0.15</text:p>
          </table:table-cell>
          <table:table-cell/>
          <table:table-cell table:style-name="ce3" table:formula="of:=[.C104]" office:value-type="float" office:value="0.140185" calcext:value-type="float">
            <text:p>0.140185</text:p>
          </table:table-cell>
          <table:table-cell table:style-name="ce3" table:formula="of:=[.D104]" office:value-type="float" office:value="0.130207" calcext:value-type="float">
            <text:p>0.130207</text:p>
          </table:table-cell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84" calcext:value-type="float">
            <text:p>0.124984</text:p>
          </table:table-cell>
          <table:table-cell table:formula="of:=[.B4]+[.A4]" office:value-type="float" office:value="0.139984" calcext:value-type="float">
            <text:p>0.139984</text:p>
          </table:table-cell>
          <table:table-cell office:value-type="float" office:value="0.130208" calcext:value-type="float">
            <text:p>0.130208</text:p>
          </table:table-cell>
          <table:table-cell table:formula="of:=[.E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5]+[.A5]" office:value-type="float" office:value="0.140012" calcext:value-type="float">
            <text:p>0.140012</text:p>
          </table:table-cell>
          <table:table-cell office:value-type="float" office:value="0.130205" calcext:value-type="float">
            <text:p>0.130205</text:p>
          </table:table-cell>
          <table:table-cell table:formula="of:=[.E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57" calcext:value-type="float">
            <text:p>0.127957</text:p>
          </table:table-cell>
          <table:table-cell table:formula="of:=[.B6]+[.A6]" office:value-type="float" office:value="0.142957" calcext:value-type="float">
            <text:p>0.142957</text:p>
          </table:table-cell>
          <table:table-cell office:value-type="float" office:value="0.128739" calcext:value-type="float">
            <text:p>0.128739</text:p>
          </table:table-cell>
          <table:table-cell table:formula="of:=[.E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23" calcext:value-type="float">
            <text:p>0.124923</text:p>
          </table:table-cell>
          <table:table-cell table:formula="of:=[.B7]+[.A7]" office:value-type="float" office:value="0.139923" calcext:value-type="float">
            <text:p>0.139923</text:p>
          </table:table-cell>
          <table:table-cell office:value-type="float" office:value="0.12798" calcext:value-type="float">
            <text:p>0.12798</text:p>
          </table:table-cell>
          <table:table-cell table:formula="of:=[.E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4" calcext:value-type="float">
            <text:p>0.124884</text:p>
          </table:table-cell>
          <table:table-cell table:formula="of:=[.B8]+[.A8]" office:value-type="float" office:value="0.139884" calcext:value-type="float">
            <text:p>0.139884</text:p>
          </table:table-cell>
          <table:table-cell office:value-type="float" office:value="0.130207" calcext:value-type="float">
            <text:p>0.130207</text:p>
          </table:table-cell>
          <table:table-cell table:formula="of:=[.E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9]+[.A9]" office:value-type="float" office:value="0.140012" calcext:value-type="float">
            <text:p>0.140012</text:p>
          </table:table-cell>
          <table:table-cell office:value-type="float" office:value="0.130207" calcext:value-type="float">
            <text:p>0.130207</text:p>
          </table:table-cell>
          <table:table-cell table:formula="of:=[.E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39" calcext:value-type="float">
            <text:p>0.125539</text:p>
          </table:table-cell>
          <table:table-cell table:formula="of:=[.B10]+[.A10]" office:value-type="float" office:value="0.140539" calcext:value-type="float">
            <text:p>0.140539</text:p>
          </table:table-cell>
          <table:table-cell office:value-type="float" office:value="0.12798" calcext:value-type="float">
            <text:p>0.12798</text:p>
          </table:table-cell>
          <table:table-cell table:formula="of:=[.E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002" calcext:value-type="float">
            <text:p>0.124002</text:p>
          </table:table-cell>
          <table:table-cell table:formula="of:=[.B11]+[.A11]" office:value-type="float" office:value="0.139002" calcext:value-type="float">
            <text:p>0.139002</text:p>
          </table:table-cell>
          <table:table-cell office:value-type="float" office:value="0.130213" calcext:value-type="float">
            <text:p>0.130213</text:p>
          </table:table-cell>
          <table:table-cell table:formula="of:=[.E1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28" calcext:value-type="float">
            <text:p>0.127028</text:p>
          </table:table-cell>
          <table:table-cell table:formula="of:=[.B12]+[.A12]" office:value-type="float" office:value="0.142028" calcext:value-type="float">
            <text:p>0.142028</text:p>
          </table:table-cell>
          <table:table-cell office:value-type="float" office:value="0.130229" calcext:value-type="float">
            <text:p>0.130229</text:p>
          </table:table-cell>
          <table:table-cell table:formula="of:=[.E1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671" calcext:value-type="float">
            <text:p>0.126671</text:p>
          </table:table-cell>
          <table:table-cell table:formula="of:=[.B13]+[.A13]" office:value-type="float" office:value="0.141671" calcext:value-type="float">
            <text:p>0.141671</text:p>
          </table:table-cell>
          <table:table-cell office:value-type="float" office:value="0.129447" calcext:value-type="float">
            <text:p>0.129447</text:p>
          </table:table-cell>
          <table:table-cell table:formula="of:=[.E1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368" calcext:value-type="float">
            <text:p>0.126368</text:p>
          </table:table-cell>
          <table:table-cell table:formula="of:=[.B14]+[.A14]" office:value-type="float" office:value="0.141368" calcext:value-type="float">
            <text:p>0.141368</text:p>
          </table:table-cell>
          <table:table-cell office:value-type="float" office:value="0.130911" calcext:value-type="float">
            <text:p>0.130911</text:p>
          </table:table-cell>
          <table:table-cell table:formula="of:=[.E1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55" calcext:value-type="float">
            <text:p>0.12655</text:p>
          </table:table-cell>
          <table:table-cell table:formula="of:=[.B15]+[.A15]" office:value-type="float" office:value="0.14155" calcext:value-type="float">
            <text:p>0.14155</text:p>
          </table:table-cell>
          <table:table-cell office:value-type="float" office:value="0.128759" calcext:value-type="float">
            <text:p>0.128759</text:p>
          </table:table-cell>
          <table:table-cell table:formula="of:=[.E1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16]+[.A16]" office:value-type="float" office:value="0.140185" calcext:value-type="float">
            <text:p>0.140185</text:p>
          </table:table-cell>
          <table:table-cell office:value-type="float" office:value="0.130207" calcext:value-type="float">
            <text:p>0.130207</text:p>
          </table:table-cell>
          <table:table-cell table:formula="of:=[.E1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554" calcext:value-type="float">
            <text:p>0.12554</text:p>
          </table:table-cell>
          <table:table-cell table:formula="of:=[.B17]+[.A17]" office:value-type="float" office:value="0.13754" calcext:value-type="float">
            <text:p>0.13754</text:p>
          </table:table-cell>
          <table:table-cell office:value-type="float" office:value="0.130204" calcext:value-type="float">
            <text:p>0.130204</text:p>
          </table:table-cell>
          <table:table-cell table:formula="of:=[.E1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037" calcext:value-type="float">
            <text:p>0.127037</text:p>
          </table:table-cell>
          <table:table-cell table:formula="of:=[.B18]+[.A18]" office:value-type="float" office:value="0.139037" calcext:value-type="float">
            <text:p>0.139037</text:p>
          </table:table-cell>
          <table:table-cell office:value-type="float" office:value="0.130224" calcext:value-type="float">
            <text:p>0.130224</text:p>
          </table:table-cell>
          <table:table-cell table:formula="of:=[.E1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422" calcext:value-type="float">
            <text:p>0.126422</text:p>
          </table:table-cell>
          <table:table-cell table:formula="of:=[.B19]+[.A19]" office:value-type="float" office:value="0.138422" calcext:value-type="float">
            <text:p>0.138422</text:p>
          </table:table-cell>
          <table:table-cell office:value-type="float" office:value="0.128766" calcext:value-type="float">
            <text:p>0.128766</text:p>
          </table:table-cell>
          <table:table-cell table:formula="of:=[.E1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676" calcext:value-type="float">
            <text:p>0.125676</text:p>
          </table:table-cell>
          <table:table-cell table:formula="of:=[.B20]+[.A20]" office:value-type="float" office:value="0.140676" calcext:value-type="float">
            <text:p>0.140676</text:p>
          </table:table-cell>
          <table:table-cell office:value-type="float" office:value="0.129448" calcext:value-type="float">
            <text:p>0.129448</text:p>
          </table:table-cell>
          <table:table-cell table:formula="of:=[.E1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8" calcext:value-type="float">
            <text:p>0.1288</text:p>
          </table:table-cell>
          <table:table-cell table:formula="of:=[.B21]+[.A21]" office:value-type="float" office:value="0.1438" calcext:value-type="float">
            <text:p>0.1438</text:p>
          </table:table-cell>
          <table:table-cell office:value-type="float" office:value="0.130223" calcext:value-type="float">
            <text:p>0.130223</text:p>
          </table:table-cell>
          <table:table-cell table:formula="of:=[.E2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22]+[.A22]" office:value-type="float" office:value="0.139977" calcext:value-type="float">
            <text:p>0.139977</text:p>
          </table:table-cell>
          <table:table-cell office:value-type="float" office:value="0.128646" calcext:value-type="float">
            <text:p>0.128646</text:p>
          </table:table-cell>
          <table:table-cell table:formula="of:=[.E2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747" calcext:value-type="float">
            <text:p>0.128747</text:p>
          </table:table-cell>
          <table:table-cell table:formula="of:=[.B23]+[.A23]" office:value-type="float" office:value="0.143747" calcext:value-type="float">
            <text:p>0.143747</text:p>
          </table:table-cell>
          <table:table-cell office:value-type="float" office:value="0.130207" calcext:value-type="float">
            <text:p>0.130207</text:p>
          </table:table-cell>
          <table:table-cell table:formula="of:=[.E2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24]+[.A24]" office:value-type="float" office:value="0.142262" calcext:value-type="float">
            <text:p>0.142262</text:p>
          </table:table-cell>
          <table:table-cell office:value-type="float" office:value="0.130207" calcext:value-type="float">
            <text:p>0.130207</text:p>
          </table:table-cell>
          <table:table-cell table:formula="of:=[.E2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4" calcext:value-type="float">
            <text:p>0.124884</text:p>
          </table:table-cell>
          <table:table-cell table:formula="of:=[.B25]+[.A25]" office:value-type="float" office:value="0.139884" calcext:value-type="float">
            <text:p>0.139884</text:p>
          </table:table-cell>
          <table:table-cell office:value-type="float" office:value="0.129448" calcext:value-type="float">
            <text:p>0.129448</text:p>
          </table:table-cell>
          <table:table-cell table:formula="of:=[.E2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3" calcext:value-type="float">
            <text:p>0.127263</text:p>
          </table:table-cell>
          <table:table-cell table:formula="of:=[.B26]+[.A26]" office:value-type="float" office:value="0.142263" calcext:value-type="float">
            <text:p>0.142263</text:p>
          </table:table-cell>
          <table:table-cell office:value-type="float" office:value="0.130208" calcext:value-type="float">
            <text:p>0.130208</text:p>
          </table:table-cell>
          <table:table-cell table:formula="of:=[.E2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723" calcext:value-type="float">
            <text:p>0.126723</text:p>
          </table:table-cell>
          <table:table-cell table:formula="of:=[.B27]+[.A27]" office:value-type="float" office:value="0.141723" calcext:value-type="float">
            <text:p>0.141723</text:p>
          </table:table-cell>
          <table:table-cell office:value-type="float" office:value="0.130223" calcext:value-type="float">
            <text:p>0.130223</text:p>
          </table:table-cell>
          <table:table-cell table:formula="of:=[.E2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016" calcext:value-type="float">
            <text:p>0.126016</text:p>
          </table:table-cell>
          <table:table-cell table:formula="of:=[.B28]+[.A28]" office:value-type="float" office:value="0.138016" calcext:value-type="float">
            <text:p>0.138016</text:p>
          </table:table-cell>
          <table:table-cell office:value-type="float" office:value="0.129447" calcext:value-type="float">
            <text:p>0.129447</text:p>
          </table:table-cell>
          <table:table-cell table:formula="of:=[.E2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4984" calcext:value-type="float">
            <text:p>0.124984</text:p>
          </table:table-cell>
          <table:table-cell table:formula="of:=[.B29]+[.A29]" office:value-type="float" office:value="0.136984" calcext:value-type="float">
            <text:p>0.136984</text:p>
          </table:table-cell>
          <table:table-cell office:value-type="float" office:value="0.130208" calcext:value-type="float">
            <text:p>0.130208</text:p>
          </table:table-cell>
          <table:table-cell table:formula="of:=[.E2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3649" calcext:value-type="float">
            <text:p>0.123649</text:p>
          </table:table-cell>
          <table:table-cell table:formula="of:=[.B30]+[.A30]" office:value-type="float" office:value="0.135649" calcext:value-type="float">
            <text:p>0.135649</text:p>
          </table:table-cell>
          <table:table-cell office:value-type="float" office:value="0.130207" calcext:value-type="float">
            <text:p>0.130207</text:p>
          </table:table-cell>
          <table:table-cell table:formula="of:=[.E2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5639" calcext:value-type="float">
            <text:p>0.125639</text:p>
          </table:table-cell>
          <table:table-cell table:formula="of:=[.B31]+[.A31]" office:value-type="float" office:value="0.137639" calcext:value-type="float">
            <text:p>0.137639</text:p>
          </table:table-cell>
          <table:table-cell office:value-type="float" office:value="0.130221" calcext:value-type="float">
            <text:p>0.130221</text:p>
          </table:table-cell>
          <table:table-cell table:formula="of:=[.E3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263" calcext:value-type="float">
            <text:p>0.127263</text:p>
          </table:table-cell>
          <table:table-cell table:formula="of:=[.B32]+[.A32]" office:value-type="float" office:value="0.139263" calcext:value-type="float">
            <text:p>0.139263</text:p>
          </table:table-cell>
          <table:table-cell office:value-type="float" office:value="0.130208" calcext:value-type="float">
            <text:p>0.130208</text:p>
          </table:table-cell>
          <table:table-cell table:formula="of:=[.E3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8" calcext:value-type="float">
            <text:p>0.1288</text:p>
          </table:table-cell>
          <table:table-cell table:formula="of:=[.B33]+[.A33]" office:value-type="float" office:value="0.1438" calcext:value-type="float">
            <text:p>0.1438</text:p>
          </table:table-cell>
          <table:table-cell office:value-type="float" office:value="0.130205" calcext:value-type="float">
            <text:p>0.130205</text:p>
          </table:table-cell>
          <table:table-cell table:formula="of:=[.E3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79" calcext:value-type="float">
            <text:p>0.127079</text:p>
          </table:table-cell>
          <table:table-cell table:formula="of:=[.B34]+[.A34]" office:value-type="float" office:value="0.142079" calcext:value-type="float">
            <text:p>0.142079</text:p>
          </table:table-cell>
          <table:table-cell office:value-type="float" office:value="0.130232" calcext:value-type="float">
            <text:p>0.130232</text:p>
          </table:table-cell>
          <table:table-cell table:formula="of:=[.E3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35]+[.A35]" office:value-type="float" office:value="0.139978" calcext:value-type="float">
            <text:p>0.139978</text:p>
          </table:table-cell>
          <table:table-cell office:value-type="float" office:value="0.13023" calcext:value-type="float">
            <text:p>0.13023</text:p>
          </table:table-cell>
          <table:table-cell table:formula="of:=[.E3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36]+[.A36]" office:value-type="float" office:value="0.141422" calcext:value-type="float">
            <text:p>0.141422</text:p>
          </table:table-cell>
          <table:table-cell office:value-type="float" office:value="0.128739" calcext:value-type="float">
            <text:p>0.128739</text:p>
          </table:table-cell>
          <table:table-cell table:formula="of:=[.E3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37]+[.A37]" office:value-type="float" office:value="0.139977" calcext:value-type="float">
            <text:p>0.139977</text:p>
          </table:table-cell>
          <table:table-cell office:value-type="float" office:value="0.130207" calcext:value-type="float">
            <text:p>0.130207</text:p>
          </table:table-cell>
          <table:table-cell table:formula="of:=[.E3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2" calcext:value-type="float">
            <text:p>0.124882</text:p>
          </table:table-cell>
          <table:table-cell table:formula="of:=[.B38]+[.A38]" office:value-type="float" office:value="0.139882" calcext:value-type="float">
            <text:p>0.139882</text:p>
          </table:table-cell>
          <table:table-cell office:value-type="float" office:value="0.130207" calcext:value-type="float">
            <text:p>0.130207</text:p>
          </table:table-cell>
          <table:table-cell table:formula="of:=[.E3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39]+[.A39]" office:value-type="float" office:value="0.141422" calcext:value-type="float">
            <text:p>0.141422</text:p>
          </table:table-cell>
          <table:table-cell office:value-type="float" office:value="0.130207" calcext:value-type="float">
            <text:p>0.130207</text:p>
          </table:table-cell>
          <table:table-cell table:formula="of:=[.E3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39" calcext:value-type="float">
            <text:p>0.123439</text:p>
          </table:table-cell>
          <table:table-cell table:formula="of:=[.B40]+[.A40]" office:value-type="float" office:value="0.138439" calcext:value-type="float">
            <text:p>0.138439</text:p>
          </table:table-cell>
          <table:table-cell office:value-type="float" office:value="0.130207" calcext:value-type="float">
            <text:p>0.130207</text:p>
          </table:table-cell>
          <table:table-cell table:formula="of:=[.E3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41]+[.A41]" office:value-type="float" office:value="0.139977" calcext:value-type="float">
            <text:p>0.139977</text:p>
          </table:table-cell>
          <table:table-cell office:value-type="float" office:value="0.12798" calcext:value-type="float">
            <text:p>0.12798</text:p>
          </table:table-cell>
          <table:table-cell table:formula="of:=[.E4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42]+[.A42]" office:value-type="float" office:value="0.141422" calcext:value-type="float">
            <text:p>0.141422</text:p>
          </table:table-cell>
          <table:table-cell office:value-type="float" office:value="0.128745" calcext:value-type="float">
            <text:p>0.128745</text:p>
          </table:table-cell>
          <table:table-cell table:formula="of:=[.E4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43]+[.A43]" office:value-type="float" office:value="0.140012" calcext:value-type="float">
            <text:p>0.140012</text:p>
          </table:table-cell>
          <table:table-cell office:value-type="float" office:value="0.130207" calcext:value-type="float">
            <text:p>0.130207</text:p>
          </table:table-cell>
          <table:table-cell table:formula="of:=[.E4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44]+[.A44]" office:value-type="float" office:value="0.140012" calcext:value-type="float">
            <text:p>0.140012</text:p>
          </table:table-cell>
          <table:table-cell office:value-type="float" office:value="0.128227" calcext:value-type="float">
            <text:p>0.128227</text:p>
          </table:table-cell>
          <table:table-cell table:formula="of:=[.E4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45]+[.A45]" office:value-type="float" office:value="0.142262" calcext:value-type="float">
            <text:p>0.142262</text:p>
          </table:table-cell>
          <table:table-cell office:value-type="float" office:value="0.128737" calcext:value-type="float">
            <text:p>0.128737</text:p>
          </table:table-cell>
          <table:table-cell table:formula="of:=[.E4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" calcext:value-type="float">
            <text:p>0.12642</text:p>
          </table:table-cell>
          <table:table-cell table:formula="of:=[.B46]+[.A46]" office:value-type="float" office:value="0.14142" calcext:value-type="float">
            <text:p>0.14142</text:p>
          </table:table-cell>
          <table:table-cell office:value-type="float" office:value="0.130226" calcext:value-type="float">
            <text:p>0.130226</text:p>
          </table:table-cell>
          <table:table-cell table:formula="of:=[.E4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47]+[.A47]" office:value-type="float" office:value="0.139978" calcext:value-type="float">
            <text:p>0.139978</text:p>
          </table:table-cell>
          <table:table-cell office:value-type="float" office:value="0.128225" calcext:value-type="float">
            <text:p>0.128225</text:p>
          </table:table-cell>
          <table:table-cell table:formula="of:=[.E4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48]+[.A48]" office:value-type="float" office:value="0.141422" calcext:value-type="float">
            <text:p>0.141422</text:p>
          </table:table-cell>
          <table:table-cell office:value-type="float" office:value="0.130208" calcext:value-type="float">
            <text:p>0.130208</text:p>
          </table:table-cell>
          <table:table-cell table:formula="of:=[.E4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49]+[.A49]" office:value-type="float" office:value="0.140185" calcext:value-type="float">
            <text:p>0.140185</text:p>
          </table:table-cell>
          <table:table-cell office:value-type="float" office:value="0.128739" calcext:value-type="float">
            <text:p>0.128739</text:p>
          </table:table-cell>
          <table:table-cell table:formula="of:=[.E4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50]+[.A50]" office:value-type="float" office:value="0.139977" calcext:value-type="float">
            <text:p>0.139977</text:p>
          </table:table-cell>
          <table:table-cell office:value-type="float" office:value="0.130207" calcext:value-type="float">
            <text:p>0.130207</text:p>
          </table:table-cell>
          <table:table-cell table:formula="of:=[.E4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51]+[.A51]" office:value-type="float" office:value="0.141422" calcext:value-type="float">
            <text:p>0.141422</text:p>
          </table:table-cell>
          <table:table-cell office:value-type="float" office:value="0.130911" calcext:value-type="float">
            <text:p>0.130911</text:p>
          </table:table-cell>
          <table:table-cell table:formula="of:=[.E5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79" calcext:value-type="float">
            <text:p>0.127079</text:p>
          </table:table-cell>
          <table:table-cell table:formula="of:=[.B52]+[.A52]" office:value-type="float" office:value="0.142079" calcext:value-type="float">
            <text:p>0.142079</text:p>
          </table:table-cell>
          <table:table-cell office:value-type="float" office:value="0.129448" calcext:value-type="float">
            <text:p>0.129448</text:p>
          </table:table-cell>
          <table:table-cell table:formula="of:=[.E5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2" calcext:value-type="float">
            <text:p>0.124882</text:p>
          </table:table-cell>
          <table:table-cell table:formula="of:=[.B53]+[.A53]" office:value-type="float" office:value="0.139882" calcext:value-type="float">
            <text:p>0.139882</text:p>
          </table:table-cell>
          <table:table-cell office:value-type="float" office:value="0.129447" calcext:value-type="float">
            <text:p>0.129447</text:p>
          </table:table-cell>
          <table:table-cell table:formula="of:=[.E5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17" calcext:value-type="float">
            <text:p>0.126417</text:p>
          </table:table-cell>
          <table:table-cell table:formula="of:=[.B54]+[.A54]" office:value-type="float" office:value="0.141417" calcext:value-type="float">
            <text:p>0.141417</text:p>
          </table:table-cell>
          <table:table-cell office:value-type="float" office:value="0.129442" calcext:value-type="float">
            <text:p>0.129442</text:p>
          </table:table-cell>
          <table:table-cell table:formula="of:=[.E5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961" calcext:value-type="float">
            <text:p>0.125961</text:p>
          </table:table-cell>
          <table:table-cell table:formula="of:=[.B55]+[.A55]" office:value-type="float" office:value="0.140961" calcext:value-type="float">
            <text:p>0.140961</text:p>
          </table:table-cell>
          <table:table-cell office:value-type="float" office:value="0.130229" calcext:value-type="float">
            <text:p>0.130229</text:p>
          </table:table-cell>
          <table:table-cell table:formula="of:=[.E5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42" calcext:value-type="float">
            <text:p>0.125542</text:p>
          </table:table-cell>
          <table:table-cell table:formula="of:=[.B56]+[.A56]" office:value-type="float" office:value="0.140542" calcext:value-type="float">
            <text:p>0.140542</text:p>
          </table:table-cell>
          <table:table-cell office:value-type="float" office:value="0.128766" calcext:value-type="float">
            <text:p>0.128766</text:p>
          </table:table-cell>
          <table:table-cell table:formula="of:=[.E5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57]+[.A57]" office:value-type="float" office:value="0.141422" calcext:value-type="float">
            <text:p>0.141422</text:p>
          </table:table-cell>
          <table:table-cell office:value-type="float" office:value="0.127982" calcext:value-type="float">
            <text:p>0.127982</text:p>
          </table:table-cell>
          <table:table-cell table:formula="of:=[.E5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547" calcext:value-type="float">
            <text:p>0.126547</text:p>
          </table:table-cell>
          <table:table-cell table:formula="of:=[.B58]+[.A58]" office:value-type="float" office:value="0.141547" calcext:value-type="float">
            <text:p>0.141547</text:p>
          </table:table-cell>
          <table:table-cell office:value-type="float" office:value="0.129445" calcext:value-type="float">
            <text:p>0.129445</text:p>
          </table:table-cell>
          <table:table-cell table:formula="of:=[.E5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234" calcext:value-type="float">
            <text:p>0.124234</text:p>
          </table:table-cell>
          <table:table-cell table:formula="of:=[.B59]+[.A59]" office:value-type="float" office:value="0.139234" calcext:value-type="float">
            <text:p>0.139234</text:p>
          </table:table-cell>
          <table:table-cell office:value-type="float" office:value="0.130207" calcext:value-type="float">
            <text:p>0.130207</text:p>
          </table:table-cell>
          <table:table-cell table:formula="of:=[.E5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60]+[.A60]" office:value-type="float" office:value="0.141422" calcext:value-type="float">
            <text:p>0.141422</text:p>
          </table:table-cell>
          <table:table-cell office:value-type="float" office:value="0.130911" calcext:value-type="float">
            <text:p>0.130911</text:p>
          </table:table-cell>
          <table:table-cell table:formula="of:=[.E5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98" calcext:value-type="float">
            <text:p>0.126498</text:p>
          </table:table-cell>
          <table:table-cell table:formula="of:=[.B61]+[.A61]" office:value-type="float" office:value="0.141498" calcext:value-type="float">
            <text:p>0.141498</text:p>
          </table:table-cell>
          <table:table-cell office:value-type="float" office:value="0.129445" calcext:value-type="float">
            <text:p>0.129445</text:p>
          </table:table-cell>
          <table:table-cell table:formula="of:=[.E6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4" calcext:value-type="float">
            <text:p>0.12554</text:p>
          </table:table-cell>
          <table:table-cell table:formula="of:=[.B62]+[.A62]" office:value-type="float" office:value="0.14054" calcext:value-type="float">
            <text:p>0.14054</text:p>
          </table:table-cell>
          <table:table-cell office:value-type="float" office:value="0.130229" calcext:value-type="float">
            <text:p>0.130229</text:p>
          </table:table-cell>
          <table:table-cell table:formula="of:=[.E6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55" calcext:value-type="float">
            <text:p>0.12655</text:p>
          </table:table-cell>
          <table:table-cell table:formula="of:=[.B63]+[.A63]" office:value-type="float" office:value="0.14155" calcext:value-type="float">
            <text:p>0.14155</text:p>
          </table:table-cell>
          <table:table-cell office:value-type="float" office:value="0.129448" calcext:value-type="float">
            <text:p>0.129448</text:p>
          </table:table-cell>
          <table:table-cell table:formula="of:=[.E6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64]+[.A64]" office:value-type="float" office:value="0.140185" calcext:value-type="float">
            <text:p>0.140185</text:p>
          </table:table-cell>
          <table:table-cell office:value-type="float" office:value="0.130205" calcext:value-type="float">
            <text:p>0.130205</text:p>
          </table:table-cell>
          <table:table-cell table:formula="of:=[.E6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019" calcext:value-type="float">
            <text:p>0.127019</text:p>
          </table:table-cell>
          <table:table-cell table:formula="of:=[.B65]+[.A65]" office:value-type="float" office:value="0.139019" calcext:value-type="float">
            <text:p>0.139019</text:p>
          </table:table-cell>
          <table:table-cell office:value-type="float" office:value="0.130226" calcext:value-type="float">
            <text:p>0.130226</text:p>
          </table:table-cell>
          <table:table-cell table:formula="of:=[.E6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4004" calcext:value-type="float">
            <text:p>0.124004</text:p>
          </table:table-cell>
          <table:table-cell table:formula="of:=[.B66]+[.A66]" office:value-type="float" office:value="0.136004" calcext:value-type="float">
            <text:p>0.136004</text:p>
          </table:table-cell>
          <table:table-cell office:value-type="float" office:value="0.129448" calcext:value-type="float">
            <text:p>0.129448</text:p>
          </table:table-cell>
          <table:table-cell table:formula="of:=[.E6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958" calcext:value-type="float">
            <text:p>0.127958</text:p>
          </table:table-cell>
          <table:table-cell table:formula="of:=[.B67]+[.A67]" office:value-type="float" office:value="0.139958" calcext:value-type="float">
            <text:p>0.139958</text:p>
          </table:table-cell>
          <table:table-cell office:value-type="float" office:value="0.130207" calcext:value-type="float">
            <text:p>0.130207</text:p>
          </table:table-cell>
          <table:table-cell table:formula="of:=[.E6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5185" calcext:value-type="float">
            <text:p>0.125185</text:p>
          </table:table-cell>
          <table:table-cell table:formula="of:=[.B68]+[.A68]" office:value-type="float" office:value="0.137185" calcext:value-type="float">
            <text:p>0.137185</text:p>
          </table:table-cell>
          <table:table-cell office:value-type="float" office:value="0.128739" calcext:value-type="float">
            <text:p>0.128739</text:p>
          </table:table-cell>
          <table:table-cell table:formula="of:=[.E6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475" calcext:value-type="float">
            <text:p>0.126475</text:p>
          </table:table-cell>
          <table:table-cell table:formula="of:=[.B69]+[.A69]" office:value-type="float" office:value="0.138475" calcext:value-type="float">
            <text:p>0.138475</text:p>
          </table:table-cell>
          <table:table-cell office:value-type="float" office:value="0.130207" calcext:value-type="float">
            <text:p>0.130207</text:p>
          </table:table-cell>
          <table:table-cell table:formula="of:=[.E6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422" calcext:value-type="float">
            <text:p>0.126422</text:p>
          </table:table-cell>
          <table:table-cell table:formula="of:=[.B70]+[.A70]" office:value-type="float" office:value="0.138422" calcext:value-type="float">
            <text:p>0.138422</text:p>
          </table:table-cell>
          <table:table-cell office:value-type="float" office:value="0.128739" calcext:value-type="float">
            <text:p>0.128739</text:p>
          </table:table-cell>
          <table:table-cell table:formula="of:=[.E6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71]+[.A71]" office:value-type="float" office:value="0.140012" calcext:value-type="float">
            <text:p>0.140012</text:p>
          </table:table-cell>
          <table:table-cell office:value-type="float" office:value="0.130207" calcext:value-type="float">
            <text:p>0.130207</text:p>
          </table:table-cell>
          <table:table-cell table:formula="of:=[.E7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75" calcext:value-type="float">
            <text:p>0.123475</text:p>
          </table:table-cell>
          <table:table-cell table:formula="of:=[.B72]+[.A72]" office:value-type="float" office:value="0.138475" calcext:value-type="float">
            <text:p>0.138475</text:p>
          </table:table-cell>
          <table:table-cell office:value-type="float" office:value="0.130207" calcext:value-type="float">
            <text:p>0.130207</text:p>
          </table:table-cell>
          <table:table-cell table:formula="of:=[.E7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29" calcext:value-type="float">
            <text:p>0.127029</text:p>
          </table:table-cell>
          <table:table-cell table:formula="of:=[.B73]+[.A73]" office:value-type="float" office:value="0.142029" calcext:value-type="float">
            <text:p>0.142029</text:p>
          </table:table-cell>
          <table:table-cell office:value-type="float" office:value="0.130229" calcext:value-type="float">
            <text:p>0.130229</text:p>
          </table:table-cell>
          <table:table-cell table:formula="of:=[.E7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74]+[.A74]" office:value-type="float" office:value="0.139978" calcext:value-type="float">
            <text:p>0.139978</text:p>
          </table:table-cell>
          <table:table-cell office:value-type="float" office:value="0.129448" calcext:value-type="float">
            <text:p>0.129448</text:p>
          </table:table-cell>
          <table:table-cell table:formula="of:=[.E7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2" calcext:value-type="float">
            <text:p>0.124882</text:p>
          </table:table-cell>
          <table:table-cell table:formula="of:=[.B75]+[.A75]" office:value-type="float" office:value="0.139882" calcext:value-type="float">
            <text:p>0.139882</text:p>
          </table:table-cell>
          <table:table-cell office:value-type="float" office:value="0.12798" calcext:value-type="float">
            <text:p>0.12798</text:p>
          </table:table-cell>
          <table:table-cell table:formula="of:=[.E7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76]+[.A76]" office:value-type="float" office:value="0.141422" calcext:value-type="float">
            <text:p>0.141422</text:p>
          </table:table-cell>
          <table:table-cell office:value-type="float" office:value="0.130229" calcext:value-type="float">
            <text:p>0.130229</text:p>
          </table:table-cell>
          <table:table-cell table:formula="of:=[.E7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77]+[.A77]" office:value-type="float" office:value="0.140012" calcext:value-type="float">
            <text:p>0.140012</text:p>
          </table:table-cell>
          <table:table-cell office:value-type="float" office:value="0.129448" calcext:value-type="float">
            <text:p>0.129448</text:p>
          </table:table-cell>
          <table:table-cell table:formula="of:=[.E7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723" calcext:value-type="float">
            <text:p>0.126723</text:p>
          </table:table-cell>
          <table:table-cell table:formula="of:=[.B78]+[.A78]" office:value-type="float" office:value="0.141723" calcext:value-type="float">
            <text:p>0.141723</text:p>
          </table:table-cell>
          <table:table-cell office:value-type="float" office:value="0.129447" calcext:value-type="float">
            <text:p>0.129447</text:p>
          </table:table-cell>
          <table:table-cell table:formula="of:=[.E7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678" calcext:value-type="float">
            <text:p>0.125678</text:p>
          </table:table-cell>
          <table:table-cell table:formula="of:=[.B79]+[.A79]" office:value-type="float" office:value="0.140678" calcext:value-type="float">
            <text:p>0.140678</text:p>
          </table:table-cell>
          <table:table-cell office:value-type="float" office:value="0.130911" calcext:value-type="float">
            <text:p>0.130911</text:p>
          </table:table-cell>
          <table:table-cell table:formula="of:=[.E7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80]+[.A80]" office:value-type="float" office:value="0.140012" calcext:value-type="float">
            <text:p>0.140012</text:p>
          </table:table-cell>
          <table:table-cell office:value-type="float" office:value="0.130204" calcext:value-type="float">
            <text:p>0.130204</text:p>
          </table:table-cell>
          <table:table-cell table:formula="of:=[.E7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" calcext:value-type="float">
            <text:p>0.12642</text:p>
          </table:table-cell>
          <table:table-cell table:formula="of:=[.B81]+[.A81]" office:value-type="float" office:value="0.14142" calcext:value-type="float">
            <text:p>0.14142</text:p>
          </table:table-cell>
          <table:table-cell office:value-type="float" office:value="0.130207" calcext:value-type="float">
            <text:p>0.130207</text:p>
          </table:table-cell>
          <table:table-cell table:formula="of:=[.E8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61" calcext:value-type="float">
            <text:p>0.127961</text:p>
          </table:table-cell>
          <table:table-cell table:formula="of:=[.B82]+[.A82]" office:value-type="float" office:value="0.142961" calcext:value-type="float">
            <text:p>0.142961</text:p>
          </table:table-cell>
          <table:table-cell office:value-type="float" office:value="0.128739" calcext:value-type="float">
            <text:p>0.128739</text:p>
          </table:table-cell>
          <table:table-cell table:formula="of:=[.E8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75" calcext:value-type="float">
            <text:p>0.123475</text:p>
          </table:table-cell>
          <table:table-cell table:formula="of:=[.B83]+[.A83]" office:value-type="float" office:value="0.138475" calcext:value-type="float">
            <text:p>0.138475</text:p>
          </table:table-cell>
          <table:table-cell office:value-type="float" office:value="0.130207" calcext:value-type="float">
            <text:p>0.130207</text:p>
          </table:table-cell>
          <table:table-cell table:formula="of:=[.E8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75" calcext:value-type="float">
            <text:p>0.123475</text:p>
          </table:table-cell>
          <table:table-cell table:formula="of:=[.B84]+[.A84]" office:value-type="float" office:value="0.138475" calcext:value-type="float">
            <text:p>0.138475</text:p>
          </table:table-cell>
          <table:table-cell office:value-type="float" office:value="0.13023" calcext:value-type="float">
            <text:p>0.13023</text:p>
          </table:table-cell>
          <table:table-cell table:formula="of:=[.E8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30285" calcext:value-type="float">
            <text:p>0.130285</text:p>
          </table:table-cell>
          <table:table-cell table:formula="of:=[.B85]+[.A85]" office:value-type="float" office:value="0.145285" calcext:value-type="float">
            <text:p>0.145285</text:p>
          </table:table-cell>
          <table:table-cell office:value-type="float" office:value="0.130207" calcext:value-type="float">
            <text:p>0.130207</text:p>
          </table:table-cell>
          <table:table-cell table:formula="of:=[.E8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86]+[.A86]" office:value-type="float" office:value="0.139978" calcext:value-type="float">
            <text:p>0.139978</text:p>
          </table:table-cell>
          <table:table-cell office:value-type="float" office:value="0.129448" calcext:value-type="float">
            <text:p>0.129448</text:p>
          </table:table-cell>
          <table:table-cell table:formula="of:=[.E8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899" calcext:value-type="float">
            <text:p>0.127899</text:p>
          </table:table-cell>
          <table:table-cell table:formula="of:=[.B87]+[.A87]" office:value-type="float" office:value="0.142899" calcext:value-type="float">
            <text:p>0.142899</text:p>
          </table:table-cell>
          <table:table-cell office:value-type="float" office:value="0.130207" calcext:value-type="float">
            <text:p>0.130207</text:p>
          </table:table-cell>
          <table:table-cell table:formula="of:=[.E8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23" calcext:value-type="float">
            <text:p>0.127923</text:p>
          </table:table-cell>
          <table:table-cell table:formula="of:=[.B88]+[.A88]" office:value-type="float" office:value="0.142923" calcext:value-type="float">
            <text:p>0.142923</text:p>
          </table:table-cell>
          <table:table-cell office:value-type="float" office:value="0.129442" calcext:value-type="float">
            <text:p>0.129442</text:p>
          </table:table-cell>
          <table:table-cell table:formula="of:=[.E8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79" calcext:value-type="float">
            <text:p>0.127079</text:p>
          </table:table-cell>
          <table:table-cell table:formula="of:=[.B89]+[.A89]" office:value-type="float" office:value="0.142079" calcext:value-type="float">
            <text:p>0.142079</text:p>
          </table:table-cell>
          <table:table-cell office:value-type="float" office:value="0.129445" calcext:value-type="float">
            <text:p>0.129445</text:p>
          </table:table-cell>
          <table:table-cell table:formula="of:=[.E8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42" calcext:value-type="float">
            <text:p>0.123442</text:p>
          </table:table-cell>
          <table:table-cell table:formula="of:=[.B90]+[.A90]" office:value-type="float" office:value="0.138442" calcext:value-type="float">
            <text:p>0.138442</text:p>
          </table:table-cell>
          <table:table-cell office:value-type="float" office:value="0.128764" calcext:value-type="float">
            <text:p>0.128764</text:p>
          </table:table-cell>
          <table:table-cell table:formula="of:=[.E8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724" calcext:value-type="float">
            <text:p>0.124724</text:p>
          </table:table-cell>
          <table:table-cell table:formula="of:=[.B91]+[.A91]" office:value-type="float" office:value="0.139724" calcext:value-type="float">
            <text:p>0.139724</text:p>
          </table:table-cell>
          <table:table-cell office:value-type="float" office:value="0.129448" calcext:value-type="float">
            <text:p>0.129448</text:p>
          </table:table-cell>
          <table:table-cell table:formula="of:=[.E9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8" calcext:value-type="float">
            <text:p>0.1288</text:p>
          </table:table-cell>
          <table:table-cell table:formula="of:=[.B92]+[.A92]" office:value-type="float" office:value="0.1438" calcext:value-type="float">
            <text:p>0.1438</text:p>
          </table:table-cell>
          <table:table-cell office:value-type="float" office:value="0.130223" calcext:value-type="float">
            <text:p>0.130223</text:p>
          </table:table-cell>
          <table:table-cell table:formula="of:=[.E9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552" calcext:value-type="float">
            <text:p>0.127552</text:p>
          </table:table-cell>
          <table:table-cell table:formula="of:=[.B93]+[.A93]" office:value-type="float" office:value="0.142552" calcext:value-type="float">
            <text:p>0.142552</text:p>
          </table:table-cell>
          <table:table-cell office:value-type="float" office:value="0.128625" calcext:value-type="float">
            <text:p>0.128625</text:p>
          </table:table-cell>
          <table:table-cell table:formula="of:=[.E92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49" calcext:value-type="float">
            <text:p>0.12549</text:p>
          </table:table-cell>
          <table:table-cell table:formula="of:=[.B94]+[.A94]" office:value-type="float" office:value="0.14049" calcext:value-type="float">
            <text:p>0.14049</text:p>
          </table:table-cell>
          <table:table-cell office:value-type="float" office:value="0.130207" calcext:value-type="float">
            <text:p>0.130207</text:p>
          </table:table-cell>
          <table:table-cell table:formula="of:=[.E93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95]+[.A95]" office:value-type="float" office:value="0.142262" calcext:value-type="float">
            <text:p>0.142262</text:p>
          </table:table-cell>
          <table:table-cell office:value-type="float" office:value="0.130223" calcext:value-type="float">
            <text:p>0.130223</text:p>
          </table:table-cell>
          <table:table-cell table:formula="of:=[.E94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4" calcext:value-type="float">
            <text:p>0.124884</text:p>
          </table:table-cell>
          <table:table-cell table:formula="of:=[.B96]+[.A96]" office:value-type="float" office:value="0.139884" calcext:value-type="float">
            <text:p>0.139884</text:p>
          </table:table-cell>
          <table:table-cell office:value-type="float" office:value="0.130221" calcext:value-type="float">
            <text:p>0.130221</text:p>
          </table:table-cell>
          <table:table-cell table:formula="of:=[.E95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37" calcext:value-type="float">
            <text:p>0.125537</text:p>
          </table:table-cell>
          <table:table-cell table:formula="of:=[.B97]+[.A97]" office:value-type="float" office:value="0.140537" calcext:value-type="float">
            <text:p>0.140537</text:p>
          </table:table-cell>
          <table:table-cell office:value-type="float" office:value="0.129448" calcext:value-type="float">
            <text:p>0.129448</text:p>
          </table:table-cell>
          <table:table-cell table:formula="of:=[.E96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58" calcext:value-type="float">
            <text:p>0.127958</text:p>
          </table:table-cell>
          <table:table-cell table:formula="of:=[.B98]+[.A98]" office:value-type="float" office:value="0.142958" calcext:value-type="float">
            <text:p>0.142958</text:p>
          </table:table-cell>
          <table:table-cell office:value-type="float" office:value="0.127979" calcext:value-type="float">
            <text:p>0.127979</text:p>
          </table:table-cell>
          <table:table-cell table:formula="of:=[.E97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99]+[.A99]" office:value-type="float" office:value="0.140185" calcext:value-type="float">
            <text:p>0.140185</text:p>
          </table:table-cell>
          <table:table-cell office:value-type="float" office:value="0.128743" calcext:value-type="float">
            <text:p>0.128743</text:p>
          </table:table-cell>
          <table:table-cell table:formula="of:=[.E98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4" calcext:value-type="float">
            <text:p>0.12554</text:p>
          </table:table-cell>
          <table:table-cell table:formula="of:=[.B100]+[.A100]" office:value-type="float" office:value="0.14054" calcext:value-type="float">
            <text:p>0.14054</text:p>
          </table:table-cell>
          <table:table-cell office:value-type="float" office:value="0.127986" calcext:value-type="float">
            <text:p>0.127986</text:p>
          </table:table-cell>
          <table:table-cell table:formula="of:=[.E99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101]+[.A101]" office:value-type="float" office:value="0.142262" calcext:value-type="float">
            <text:p>0.142262</text:p>
          </table:table-cell>
          <table:table-cell office:value-type="float" office:value="0.128737" calcext:value-type="float">
            <text:p>0.128737</text:p>
          </table:table-cell>
          <table:table-cell table:formula="of:=[.E100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51" calcext:value-type="float">
            <text:p>0.127951</text:p>
          </table:table-cell>
          <table:table-cell table:formula="of:=[.B102]+[.A102]" office:value-type="float" office:value="0.142951" calcext:value-type="float">
            <text:p>0.142951</text:p>
          </table:table-cell>
          <table:table-cell office:value-type="float" office:value="0.129447" calcext:value-type="float">
            <text:p>0.129447</text:p>
          </table:table-cell>
          <table:table-cell table:formula="of:=[.E101]" office:value-type="float" office:value="0.15" calcext:value-type="float">
            <text:p>0.15</text:p>
          </table:table-cell>
          <table:table-cell table:number-columns-repeated="3"/>
        </table:table-row>
        <table:table-row table:style-name="ro3">
          <table:table-cell table:number-columns-repeated="8"/>
        </table:table-row>
        <table:table-row table:style-name="ro1">
          <table:table-cell table:style-name="ce1" office:value-type="string" calcext:value-type="string">
            <text:p>Media: </text:p>
          </table:table-cell>
          <table:table-cell table:style-name="ce1"/>
          <table:table-cell table:style-name="ce1" table:formula="of:=MEDIAN([.C2:.C102])" office:value-type="float" office:value="0.140185" calcext:value-type="float">
            <text:p>0.140185</text:p>
          </table:table-cell>
          <table:table-cell table:style-name="ce1" table:formula="of:=MEDIAN([.D2:.D102])" office:value-type="float" office:value="0.130207" calcext:value-type="float">
            <text:p>0.13020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4:42:21.559985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1T15:17:25.849120872</dc:date>
    <meta:editing-duration>PT1H3M53S</meta:editing-duration>
    <meta:editing-cycles>9</meta:editing-cycles>
    <meta:document-statistic meta:table-count="1" meta:cell-count="5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0.216cm" svg:y="0.44cm" chart:style-name="ch2">
          <text:p>Estimación Altura</text:p>
        </chart:title>
        <chart:subtitle svg:x="12.042cm" svg:y="1.691cm" chart:style-name="ch3">
          <text:p>Jugo</text:p>
        </chart:subtitle>
        <chart:legend chart:legend-position="end" svg:x="20.142cm" svg:y="6.743cm" style:legend-expansion="high" chart:style-name="ch4"/>
        <chart:plot-area chart:style-name="ch5" table:cell-range-address="height_juice.C1:height_juice.E102" chart:data-source-has-labels="row" svg:x="1.811cm" svg:y="2.848cm" svg:width="17.823cm" svg:height="10.816cm">
          <chartooo:coordinate-region svg:x="2.909cm" svg:y="2.97cm" svg:width="16.584cm" svg:height="9.693cm"/>
          <chart:axis chart:dimension="x" chart:name="primary-x" chart:style-name="ch6">
            <chart:title svg:x="9.693cm" svg:y="13.968cm" chart:style-name="ch7">
              <text:p>Eventos</text:p>
            </chart:title>
          </chart:axis>
          <chart:axis chart:dimension="y" chart:name="primary-y" chart:style-name="ch6">
            <chart:title svg:x="0.451cm" svg:y="9.417cm" chart:style-name="ch8">
              <text:p>Altura [m]</text:p>
            </chart:title>
            <chart:grid chart:style-name="ch9" chart:class="major"/>
          </chart:axis>
          <chart:series chart:style-name="ch10" chart:values-cell-range-address="height_juice.C2:height_juice.C102" chart:label-cell-address="height_juice.C1:height_juice.C1" chart:class="chart:line">
            <chart:data-point chart:repeated="101"/>
          </chart:series>
          <chart:series chart:style-name="ch11" chart:values-cell-range-address="height_juice.D2:height_juice.D102" chart:label-cell-address="height_juice.D1:height_juice.D1" chart:class="chart:line">
            <chart:data-point chart:repeated="101"/>
          </chart:series>
          <chart:series chart:style-name="ch12" chart:values-cell-range-address="height_juice.E2:height_juice.E102" chart:label-cell-address="height_juice.E1:height_juice.E1" chart:class="chart:line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juice.C1:height_juice.C1</svg:desc>
                </draw:g>
              </table:table-cell>
              <table:table-cell office:value-type="string">
                <text:p>Algoritmo previo</text:p>
                <draw:g>
                  <svg:desc>height_juice.D1:height_juice.D1</svg:desc>
                </draw:g>
              </table:table-cell>
              <table:table-cell office:value-type="string">
                <text:p>Ideal</text:p>
                <draw:g>
                  <svg:desc>height_juice.E1:height_juic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7542">
                <text:p>0.137542</text:p>
                <draw:g>
                  <svg:desc>height_juice.C2:height_juice.C102</svg:desc>
                </draw:g>
              </table:table-cell>
              <table:table-cell office:value-type="float" office:value="0.130224">
                <text:p>0.130224</text:p>
                <draw:g>
                  <svg:desc>height_juice.D2:height_juice.D102</svg:desc>
                </draw:g>
              </table:table-cell>
              <table:table-cell office:value-type="float" office:value="0.15">
                <text:p>0.15</text:p>
                <draw:g>
                  <svg:desc>height_juice.E2:height_juice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5439">
                <text:p>0.135439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984">
                <text:p>0.139984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957">
                <text:p>0.142957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9923">
                <text:p>0.139923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9884">
                <text:p>0.139884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539">
                <text:p>0.140539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002">
                <text:p>0.139002</text:p>
              </table:table-cell>
              <table:table-cell office:value-type="float" office:value="0.130213">
                <text:p>0.1302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2028">
                <text:p>0.142028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1671">
                <text:p>0.141671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1368">
                <text:p>0.141368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155">
                <text:p>0.14155</text:p>
              </table:table-cell>
              <table:table-cell office:value-type="float" office:value="0.128759">
                <text:p>0.12875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754">
                <text:p>0.13754</text:p>
              </table:table-cell>
              <table:table-cell office:value-type="float" office:value="0.130204">
                <text:p>0.1302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037">
                <text:p>0.139037</text:p>
              </table:table-cell>
              <table:table-cell office:value-type="float" office:value="0.130224">
                <text:p>0.1302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8422">
                <text:p>0.138422</text:p>
              </table:table-cell>
              <table:table-cell office:value-type="float" office:value="0.128766">
                <text:p>0.1287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0676">
                <text:p>0.140676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38">
                <text:p>0.1438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9977">
                <text:p>0.139977</text:p>
              </table:table-cell>
              <table:table-cell office:value-type="float" office:value="0.128646">
                <text:p>0.1286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3747">
                <text:p>0.14374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2262">
                <text:p>0.14226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9884">
                <text:p>0.139884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2263">
                <text:p>0.142263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1723">
                <text:p>0.141723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8016">
                <text:p>0.138016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6984">
                <text:p>0.136984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5649">
                <text:p>0.13564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7639">
                <text:p>0.137639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9263">
                <text:p>0.139263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38">
                <text:p>0.1438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2079">
                <text:p>0.142079</text:p>
              </table:table-cell>
              <table:table-cell office:value-type="float" office:value="0.130232">
                <text:p>0.1302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9978">
                <text:p>0.139978</text:p>
              </table:table-cell>
              <table:table-cell office:value-type="float" office:value="0.13023">
                <text:p>0.130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422">
                <text:p>0.141422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9977">
                <text:p>0.13997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9882">
                <text:p>0.13988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8439">
                <text:p>0.13843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9977">
                <text:p>0.139977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1422">
                <text:p>0.141422</text:p>
              </table:table-cell>
              <table:table-cell office:value-type="float" office:value="0.128745">
                <text:p>0.1287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0012">
                <text:p>0.140012</text:p>
              </table:table-cell>
              <table:table-cell office:value-type="float" office:value="0.128227">
                <text:p>0.1282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2262">
                <text:p>0.142262</text:p>
              </table:table-cell>
              <table:table-cell office:value-type="float" office:value="0.128737">
                <text:p>0.1287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142">
                <text:p>0.14142</text:p>
              </table:table-cell>
              <table:table-cell office:value-type="float" office:value="0.130226">
                <text:p>0.1302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9978">
                <text:p>0.139978</text:p>
              </table:table-cell>
              <table:table-cell office:value-type="float" office:value="0.128225">
                <text:p>0.1282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0185">
                <text:p>0.140185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9977">
                <text:p>0.13997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2079">
                <text:p>0.142079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9882">
                <text:p>0.139882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1417">
                <text:p>0.141417</text:p>
              </table:table-cell>
              <table:table-cell office:value-type="float" office:value="0.129442">
                <text:p>0.1294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0961">
                <text:p>0.140961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0542">
                <text:p>0.140542</text:p>
              </table:table-cell>
              <table:table-cell office:value-type="float" office:value="0.128766">
                <text:p>0.1287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1422">
                <text:p>0.141422</text:p>
              </table:table-cell>
              <table:table-cell office:value-type="float" office:value="0.127982">
                <text:p>0.12798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1547">
                <text:p>0.141547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9234">
                <text:p>0.139234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1498">
                <text:p>0.141498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054">
                <text:p>0.14054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155">
                <text:p>0.14155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9019">
                <text:p>0.139019</text:p>
              </table:table-cell>
              <table:table-cell office:value-type="float" office:value="0.130226">
                <text:p>0.1302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6004">
                <text:p>0.136004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9958">
                <text:p>0.139958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7185">
                <text:p>0.137185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8475">
                <text:p>0.13847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8422">
                <text:p>0.138422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8475">
                <text:p>0.13847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029">
                <text:p>0.142029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9978">
                <text:p>0.139978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9882">
                <text:p>0.139882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0012">
                <text:p>0.140012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1723">
                <text:p>0.141723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0678">
                <text:p>0.140678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4">
                <text:p>0.1302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142">
                <text:p>0.1414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2961">
                <text:p>0.142961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8475">
                <text:p>0.13847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8475">
                <text:p>0.138475</text:p>
              </table:table-cell>
              <table:table-cell office:value-type="float" office:value="0.13023">
                <text:p>0.130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5285">
                <text:p>0.1452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9978">
                <text:p>0.139978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2899">
                <text:p>0.14289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2923">
                <text:p>0.142923</text:p>
              </table:table-cell>
              <table:table-cell office:value-type="float" office:value="0.129442">
                <text:p>0.1294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2079">
                <text:p>0.142079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8442">
                <text:p>0.138442</text:p>
              </table:table-cell>
              <table:table-cell office:value-type="float" office:value="0.128764">
                <text:p>0.12876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9724">
                <text:p>0.139724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38">
                <text:p>0.1438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2552">
                <text:p>0.142552</text:p>
              </table:table-cell>
              <table:table-cell office:value-type="float" office:value="0.128625">
                <text:p>0.1286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49">
                <text:p>0.1404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2262">
                <text:p>0.142262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9884">
                <text:p>0.139884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0537">
                <text:p>0.14053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2958">
                <text:p>0.142958</text:p>
              </table:table-cell>
              <table:table-cell office:value-type="float" office:value="0.127979">
                <text:p>0.12797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0185">
                <text:p>0.140185</text:p>
              </table:table-cell>
              <table:table-cell office:value-type="float" office:value="0.128743">
                <text:p>0.12874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054">
                <text:p>0.14054</text:p>
              </table:table-cell>
              <table:table-cell office:value-type="float" office:value="0.127986">
                <text:p>0.1279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2262">
                <text:p>0.142262</text:p>
              </table:table-cell>
              <table:table-cell office:value-type="float" office:value="0.128737">
                <text:p>0.1287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2951">
                <text:p>0.142951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